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frame draw:style-name="gr1" draw:layer="layout" svg:width="2.496cm" svg:height="1.195cm" svg:x="9.012cm" svg:y="2.653cm">
            <draw:text-box>
              <text:p text:style-name="P1">Person</text:p>
            </draw:text-box>
          </draw:frame>
          <draw:custom-shape draw:style-name="gr2" draw:text-style-name="P2" draw:layer="layout" svg:width="3.5cm" svg:height="1.5cm" svg:x="8.51cm" svg:y="2.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5cm" svg:height="1.5cm" svg:x="8.51cm" svg:y="4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4" draw:layer="layout" svg:width="3.52cm" svg:height="0.882cm" svg:x="8.5cm" svg:y="3.997cm">
            <draw:text-box>
              <text:p text:style-name="P3"><text:span text:style-name="T1">firstname: string</text:span></text:p>
            </draw:text-box>
          </draw:frame>
          <draw:frame draw:style-name="gr1" draw:text-style-name="P4" draw:layer="layout" svg:width="3.499cm" svg:height="0.882cm" svg:x="8.511cm" svg:y="4.597cm">
            <draw:text-box>
              <text:p text:style-name="P3"><text:span text:style-name="T1">lastname: str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çois Déchelle</meta:initial-creator>
    <meta:creation-date>2008-02-11T16:21:51</meta:creation-date>
    <dc:creator>François Déchelle</dc:creator>
    <dc:date>2008-02-11T16:28:34</dc:date>
    <meta:editing-cycles>1</meta:editing-cycles>
    <meta:editing-duration>PT6M4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